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5-0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9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0984" calcext:value-type="float">
            <text:p>3.30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06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0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3592" calcext:value-type="float">
            <text:p>3.5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3864" calcext:value-type="float">
            <text:p>3.48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07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5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6-01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7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9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3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4696" calcext:value-type="float">
            <text:p>4.0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1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8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0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06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9-09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17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6-01 13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08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9" calcext:value-type="float">
            <text:p>4.1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71561290323" calcext:value-type="float">
            <text:p>4.07871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677971428571" calcext:value-type="float">
            <text:p>4.496779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0752" calcext:value-type="float">
            <text:p>4.43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09475" calcext:value-type="float">
            <text:p>4.18709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6384" calcext:value-type="float">
            <text:p>3.8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25935483871" calcext:value-type="float">
            <text:p>4.4102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10141935484" calcext:value-type="float">
            <text:p>4.43710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143380645161" calcext:value-type="float">
            <text:p>4.1714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711225806452" calcext:value-type="float">
            <text:p>4.91711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784103225806" calcext:value-type="float">
            <text:p>4.8978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402993548387" calcext:value-type="float">
            <text:p>4.6640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5416" calcext:value-type="float">
            <text:p>4.7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234658064516" calcext:value-type="float">
            <text:p>4.8623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81944" calcext:value-type="float">
            <text:p>4.90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4415" calcext:value-type="float">
            <text:p>4.844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61632" calcext:value-type="float">
            <text:p>4.50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208129032258" calcext:value-type="float">
            <text:p>4.3620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20670967742" calcext:value-type="float">
            <text:p>4.4192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423819354839" calcext:value-type="float">
            <text:p>4.6342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79744516129" calcext:value-type="float">
            <text:p>4.6379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81135483871" calcext:value-type="float">
            <text:p>4.448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798181818182" calcext:value-type="float">
            <text:p>4.2879818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611972413793" calcext:value-type="float">
            <text:p>4.21611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4018" calcext:value-type="float">
            <text:p>3.954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80232258064" calcext:value-type="float">
            <text:p>3.727802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19753846154" calcext:value-type="float">
            <text:p>4.21819753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218171428571" calcext:value-type="float">
            <text:p>3.52218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110993548387" calcext:value-type="float">
            <text:p>4.1611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03819354839" calcext:value-type="float">
            <text:p>4.1770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16438709678" calcext:value-type="float">
            <text:p>4.486164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18812903226" calcext:value-type="float">
            <text:p>4.4671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949006451613" calcext:value-type="float">
            <text:p>4.44949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061848275862" calcext:value-type="float">
            <text:p>4.5806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17736" calcext:value-type="float">
            <text:p>4.74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96335483871" calcext:value-type="float">
            <text:p>4.7089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57470967742" calcext:value-type="float">
            <text:p>4.6965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7135" calcext:value-type="float">
            <text:p>4.5657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24832" calcext:value-type="float">
            <text:p>4.27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5572" calcext:value-type="float">
            <text:p>4.19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27832" calcext:value-type="float">
            <text:p>4.13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12965517241" calcext:value-type="float">
            <text:p>3.96712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46226086957" calcext:value-type="float">
            <text:p>4.3114622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00335483871" calcext:value-type="float">
            <text:p>4.5700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14372413793" calcext:value-type="float">
            <text:p>4.408143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47435" calcext:value-type="float">
            <text:p>4.4247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380412903226" calcext:value-type="float">
            <text:p>4.8238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434193548387" calcext:value-type="float">
            <text:p>4.87434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504425" calcext:value-type="float">
            <text:p>4.5450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54224" calcext:value-type="float">
            <text:p>4.06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5056" calcext:value-type="float">
            <text:p>4.12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042565517241" calcext:value-type="float">
            <text:p>4.430425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62761290323" calcext:value-type="float">
            <text:p>4.51762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687638709677" calcext:value-type="float">
            <text:p>4.08687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50761290323" calcext:value-type="float">
            <text:p>4.3195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510064516129" calcext:value-type="float">
            <text:p>4.18510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037548387097" calcext:value-type="float">
            <text:p>4.1103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789987096774" calcext:value-type="float">
            <text:p>4.23789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9694" calcext:value-type="float">
            <text:p>4.409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29675" calcext:value-type="float">
            <text:p>4.6602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13424" calcext:value-type="float">
            <text:p>4.44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7319" calcext:value-type="float">
            <text:p>4.4573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44575" calcext:value-type="float">
            <text:p>4.7094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722812903226" calcext:value-type="float">
            <text:p>4.78722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213290322581" calcext:value-type="float">
            <text:p>4.65213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009161290323" calcext:value-type="float">
            <text:p>4.42009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268055172414" calcext:value-type="float">
            <text:p>4.262680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69046153846" calcext:value-type="float">
            <text:p>4.02969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353565217391" calcext:value-type="float">
            <text:p>4.103535652173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28714285714" calcext:value-type="float">
            <text:p>4.31128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318206896552" calcext:value-type="float">
            <text:p>4.833182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30775" calcext:value-type="float">
            <text:p>4.7483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26296" calcext:value-type="float">
            <text:p>4.73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790425" calcext:value-type="float">
            <text:p>4.56790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30838709677" calcext:value-type="float">
            <text:p>4.49530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62529032258" calcext:value-type="float">
            <text:p>4.5236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548825806452" calcext:value-type="float">
            <text:p>4.11548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3696" calcext:value-type="float">
            <text:p>3.92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3439" calcext:value-type="float">
            <text:p>3.8934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428855172414" calcext:value-type="float">
            <text:p>4.17428855172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644258064516" calcext:value-type="float">
            <text:p>4.1064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57925" calcext:value-type="float">
            <text:p>4.4357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3092" calcext:value-type="float">
            <text:p>4.67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855475" calcext:value-type="float">
            <text:p>4.43855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2728" calcext:value-type="float">
            <text:p>4.18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8585" calcext:value-type="float">
            <text:p>3.918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691148387097" calcext:value-type="float">
            <text:p>3.8269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19174193548" calcext:value-type="float">
            <text:p>4.75419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380475" calcext:value-type="float">
            <text:p>4.5338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852" calcext:value-type="float">
            <text:p>4.27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85142857143" calcext:value-type="float">
            <text:p>4.0908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43514285714" calcext:value-type="float">
            <text:p>4.73343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31275" calcext:value-type="float">
            <text:p>4.78831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86335483871" calcext:value-type="float">
            <text:p>4.7986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9784" calcext:value-type="float">
            <text:p>4.7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30618181818" calcext:value-type="float">
            <text:p>4.36630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86608" calcext:value-type="float">
            <text:p>4.118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4125" calcext:value-type="float">
            <text:p>4.0624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42167741936" calcext:value-type="float">
            <text:p>4.1604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90844444445" calcext:value-type="float">
            <text:p>5.03890844444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4089" calcext:value-type="float">
            <text:p>5.2840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356772413793" calcext:value-type="float">
            <text:p>5.13356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81375" calcext:value-type="float">
            <text:p>4.98681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6592" calcext:value-type="float">
            <text:p>5.17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37744516129" calcext:value-type="float">
            <text:p>5.32377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494812903226" calcext:value-type="float">
            <text:p>5.5949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197522580645" calcext:value-type="float">
            <text:p>5.65197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740945454546" calcext:value-type="float">
            <text:p>5.52740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534761290323" calcext:value-type="float">
            <text:p>5.3253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69367741936" calcext:value-type="float">
            <text:p>5.1936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7795" calcext:value-type="float">
            <text:p>5.2177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6104" calcext:value-type="float">
            <text:p>5.31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66675" calcext:value-type="float">
            <text:p>4.9536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27264" calcext:value-type="float">
            <text:p>4.59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265925" calcext:value-type="float">
            <text:p>4.51265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01848275862" calcext:value-type="float">
            <text:p>4.3520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14235" calcext:value-type="float">
            <text:p>4.5314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50805" calcext:value-type="float">
            <text:p>4.8350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73992" calcext:value-type="float">
            <text:p>4.99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347" calcext:value-type="float">
            <text:p>4.90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2205" calcext:value-type="float">
            <text:p>4.8122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45894736842" calcext:value-type="float">
            <text:p>4.5944589473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68877419355" calcext:value-type="float">
            <text:p>4.61368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33664" calcext:value-type="float">
            <text:p>4.63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650254545454" calcext:value-type="float">
            <text:p>4.436502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3056" calcext:value-type="float">
            <text:p>4.29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122012903226" calcext:value-type="float">
            <text:p>3.9612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878285714286" calcext:value-type="float">
            <text:p>3.8687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69344516129" calcext:value-type="float">
            <text:p>3.93693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462683870968" calcext:value-type="float">
            <text:p>3.8846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8896" calcext:value-type="float">
            <text:p>4.39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79793548387" calcext:value-type="float">
            <text:p>4.331797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2744" calcext:value-type="float">
            <text:p>4.151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02167741936" calcext:value-type="float">
            <text:p>4.38902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024977777778" calcext:value-type="float">
            <text:p>4.510249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3272" calcext:value-type="float">
            <text:p>4.54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441187096774" calcext:value-type="float">
            <text:p>4.52441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81048" calcext:value-type="float">
            <text:p>3.98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885935483871" calcext:value-type="float">
            <text:p>4.6388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271257142857" calcext:value-type="float">
            <text:p>4.6127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178012903226" calcext:value-type="float">
            <text:p>4.63178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95096774194" calcext:value-type="float">
            <text:p>4.4869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4904" calcext:value-type="float">
            <text:p>4.60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921212903226" calcext:value-type="float">
            <text:p>4.6592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90371428571" calcext:value-type="float">
            <text:p>4.34590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94262068966" calcext:value-type="float">
            <text:p>4.401942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709903448276" calcext:value-type="float">
            <text:p>4.95709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49704" calcext:value-type="float">
            <text:p>5.274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417393548387" calcext:value-type="float">
            <text:p>5.05417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3232" calcext:value-type="float">
            <text:p>4.770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89367741936" calcext:value-type="float">
            <text:p>4.50789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029875862069" calcext:value-type="float">
            <text:p>4.86029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285522580645" calcext:value-type="float">
            <text:p>5.07285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75561290323" calcext:value-type="float">
            <text:p>5.1607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09016" calcext:value-type="float">
            <text:p>5.13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136309677419" calcext:value-type="float">
            <text:p>5.0313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67944" calcext:value-type="float">
            <text:p>5.13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69495652174" calcext:value-type="float">
            <text:p>5.0136949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21848275862" calcext:value-type="float">
            <text:p>5.190218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1392" calcext:value-type="float">
            <text:p>5.33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619819354839" calcext:value-type="float">
            <text:p>5.0761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2704" calcext:value-type="float">
            <text:p>4.75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37083870968" calcext:value-type="float">
            <text:p>4.50337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148512" calcext:value-type="float">
            <text:p>4.201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628619354839" calcext:value-type="float">
            <text:p>4.25628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61264516129" calcext:value-type="float">
            <text:p>4.85261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6136" calcext:value-type="float">
            <text:p>4.85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92258064516" calcext:value-type="float">
            <text:p>4.89892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071917241379" calcext:value-type="float">
            <text:p>4.860719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110864516129" calcext:value-type="float">
            <text:p>5.01110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22916129032" calcext:value-type="float">
            <text:p>4.86922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33584" calcext:value-type="float">
            <text:p>4.823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959948387097" calcext:value-type="float">
            <text:p>4.75959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68488" calcext:value-type="float">
            <text:p>4.60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88696774194" calcext:value-type="float">
            <text:p>4.35588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926314285714" calcext:value-type="float">
            <text:p>4.1192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150322580645" calcext:value-type="float">
            <text:p>4.161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47704" calcext:value-type="float">
            <text:p>4.9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607716129032" calcext:value-type="float">
            <text:p>4.79607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76744" calcext:value-type="float">
            <text:p>4.55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74916129032" calcext:value-type="float">
            <text:p>4.0767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38193548387" calcext:value-type="float">
            <text:p>4.05138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3928" calcext:value-type="float">
            <text:p>4.260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95432258065" calcext:value-type="float">
            <text:p>4.1819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47672" calcext:value-type="float">
            <text:p>4.00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497935483871" calcext:value-type="float">
            <text:p>4.0749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39171428572" calcext:value-type="float">
            <text:p>4.440391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73496774194" calcext:value-type="float">
            <text:p>4.2827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200619354839" calcext:value-type="float">
            <text:p>4.30200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6464" calcext:value-type="float">
            <text:p>4.46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457230769231" calcext:value-type="float">
            <text:p>4.3445723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375555555556" calcext:value-type="float">
            <text:p>4.08375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592" calcext:value-type="float">
            <text:p>4.2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28836363636" calcext:value-type="float">
            <text:p>4.4892883636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33703225807" calcext:value-type="float">
            <text:p>4.675337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0568" calcext:value-type="float">
            <text:p>4.620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40304516129" calcext:value-type="float">
            <text:p>4.32403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20662068966" calcext:value-type="float">
            <text:p>4.22820662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73931034483" calcext:value-type="float">
            <text:p>4.53573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492670967742" calcext:value-type="float">
            <text:p>4.46492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03136" calcext:value-type="float">
            <text:p>4.49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389135483871" calcext:value-type="float">
            <text:p>4.51389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08448" calcext:value-type="float">
            <text:p>4.32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86967741935" calcext:value-type="float">
            <text:p>3.93486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68618181818" calcext:value-type="float">
            <text:p>4.10468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984685714286" calcext:value-type="float">
            <text:p>3.99984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729212903226" calcext:value-type="float">
            <text:p>4.5372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45432" calcext:value-type="float">
            <text:p>4.24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34371428571" calcext:value-type="float">
            <text:p>3.67534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836285714286" calcext:value-type="float">
            <text:p>4.31836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56384516129" calcext:value-type="float">
            <text:p>4.23563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164180645161" calcext:value-type="float">
            <text:p>4.31164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86632" calcext:value-type="float">
            <text:p>4.188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431974193548" calcext:value-type="float">
            <text:p>4.25431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732342857143" calcext:value-type="float">
            <text:p>4.05732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13703225806" calcext:value-type="float">
            <text:p>4.21813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309961290323" calcext:value-type="float">
            <text:p>4.1030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1804" calcext:value-type="float">
            <text:p>4.78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483948387097" calcext:value-type="float">
            <text:p>4.7748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9992" calcext:value-type="float">
            <text:p>4.46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397883870968" calcext:value-type="float">
            <text:p>4.0339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305857142857" calcext:value-type="float">
            <text:p>4.33305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355612903226" calcext:value-type="float">
            <text:p>4.363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485135483871" calcext:value-type="float">
            <text:p>4.5748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84464516129" calcext:value-type="float">
            <text:p>4.4228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18432" calcext:value-type="float">
            <text:p>4.23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33135483871" calcext:value-type="float">
            <text:p>3.8433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40314285714" calcext:value-type="float">
            <text:p>4.0964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3272" calcext:value-type="float">
            <text:p>4.54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152541935484" calcext:value-type="float">
            <text:p>4.7815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3808" calcext:value-type="float">
            <text:p>4.29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42683870968" calcext:value-type="float">
            <text:p>4.1894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081742857143" calcext:value-type="float">
            <text:p>4.58081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5715862069" calcext:value-type="float">
            <text:p>4.50757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234709677419" calcext:value-type="float">
            <text:p>4.5223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9512" calcext:value-type="float">
            <text:p>4.58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90038709677" calcext:value-type="float">
            <text:p>4.278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3795862069" calcext:value-type="float">
            <text:p>4.11437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823483870968" calcext:value-type="float">
            <text:p>4.55823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66167741936" calcext:value-type="float">
            <text:p>5.3186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8632" calcext:value-type="float">
            <text:p>5.407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689806451613" calcext:value-type="float">
            <text:p>5.04689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34248" calcext:value-type="float">
            <text:p>4.64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226012903226" calcext:value-type="float">
            <text:p>4.66226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99466666667" calcext:value-type="float">
            <text:p>4.1059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29208" calcext:value-type="float">
            <text:p>3.91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732" calcext:value-type="float">
            <text:p>4.45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725651612903" calcext:value-type="float">
            <text:p>5.1372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8088" calcext:value-type="float">
            <text:p>5.175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992335483871" calcext:value-type="float">
            <text:p>4.7699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96593548387" calcext:value-type="float">
            <text:p>3.7709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708085714286" calcext:value-type="float">
            <text:p>3.96708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71432258065" calcext:value-type="float">
            <text:p>4.16671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122529032258" calcext:value-type="float">
            <text:p>4.3712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3256" calcext:value-type="float">
            <text:p>4.45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153677419355" calcext:value-type="float">
            <text:p>4.92153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23936" calcext:value-type="float">
            <text:p>4.62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97135483871" calcext:value-type="float">
            <text:p>4.01097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610116129032" calcext:value-type="float">
            <text:p>4.22610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3344" calcext:value-type="float">
            <text:p>4.37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93455483871" calcext:value-type="float">
            <text:p>4.3993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2496" calcext:value-type="float">
            <text:p>4.48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736180645161" calcext:value-type="float">
            <text:p>4.35736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358771428571" calcext:value-type="float">
            <text:p>4.10358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28103225807" calcext:value-type="float">
            <text:p>4.2272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545909677419" calcext:value-type="float">
            <text:p>4.27545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17470967742" calcext:value-type="float">
            <text:p>4.1631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50456" calcext:value-type="float">
            <text:p>4.50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007380645161" calcext:value-type="float">
            <text:p>4.7200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50167741936" calcext:value-type="float">
            <text:p>4.8005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9808" calcext:value-type="float">
            <text:p>4.77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30838709678" calcext:value-type="float">
            <text:p>4.49530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2208" calcext:value-type="float">
            <text:p>4.154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486348387097" calcext:value-type="float">
            <text:p>4.20486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95172413793" calcext:value-type="float">
            <text:p>4.39595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409393548387" calcext:value-type="float">
            <text:p>4.4140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661548387097" calcext:value-type="float">
            <text:p>4.5066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59216" calcext:value-type="float">
            <text:p>4.65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820025806452" calcext:value-type="float">
            <text:p>4.47820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26072" calcext:value-type="float">
            <text:p>4.50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84748387097" calcext:value-type="float">
            <text:p>4.0768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8065" calcext:value-type="float">
            <text:p>4.547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48504" calcext:value-type="float">
            <text:p>4.31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250348387097" calcext:value-type="float">
            <text:p>4.3725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993574193548" calcext:value-type="float">
            <text:p>4.2299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639019354839" calcext:value-type="float">
            <text:p>4.32639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256027586207" calcext:value-type="float">
            <text:p>4.272560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637290322581" calcext:value-type="float">
            <text:p>4.2863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26325" calcext:value-type="float">
            <text:p>4.39226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93488" calcext:value-type="float">
            <text:p>4.28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703" calcext:value-type="float">
            <text:p>3.7197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56616" calcext:value-type="float">
            <text:p>3.84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70475" calcext:value-type="float">
            <text:p>3.73370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423329032258" calcext:value-type="float">
            <text:p>4.05423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56593548387" calcext:value-type="float">
            <text:p>4.38056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86525" calcext:value-type="float">
            <text:p>4.63686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3912" calcext:value-type="float">
            <text:p>4.29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8435" calcext:value-type="float">
            <text:p>4.0818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28457142857" calcext:value-type="float">
            <text:p>4.23628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978" calcext:value-type="float">
            <text:p>4.39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02038709678" calcext:value-type="float">
            <text:p>4.858020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029909677419" calcext:value-type="float">
            <text:p>4.9002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76825806452" calcext:value-type="float">
            <text:p>5.212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62167741935" calcext:value-type="float">
            <text:p>4.998621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063458064516" calcext:value-type="float">
            <text:p>4.88063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7572" calcext:value-type="float">
            <text:p>4.957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86944" calcext:value-type="float">
            <text:p>5.0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45015" calcext:value-type="float">
            <text:p>4.77450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7596" calcext:value-type="float">
            <text:p>4.38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11755" calcext:value-type="float">
            <text:p>4.0711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6124137931" calcext:value-type="float">
            <text:p>4.2036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06322580645" calcext:value-type="float">
            <text:p>4.0700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53935483871" calcext:value-type="float">
            <text:p>4.36453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3104516129" calcext:value-type="float">
            <text:p>4.27831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01475" calcext:value-type="float">
            <text:p>4.30901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1856" calcext:value-type="float">
            <text:p>4.22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929961290323" calcext:value-type="float">
            <text:p>4.17929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79775" calcext:value-type="float">
            <text:p>4.47779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75695483871" calcext:value-type="float">
            <text:p>4.6675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141548387097" calcext:value-type="float">
            <text:p>4.8114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683535483871" calcext:value-type="float">
            <text:p>4.44683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070503225806" calcext:value-type="float">
            <text:p>4.19070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8912" calcext:value-type="float">
            <text:p>4.107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78761290323" calcext:value-type="float">
            <text:p>4.65478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098225" calcext:value-type="float">
            <text:p>4.81098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91168" calcext:value-type="float">
            <text:p>4.71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494775" calcext:value-type="float">
            <text:p>4.53494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6992" calcext:value-type="float">
            <text:p>4.34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0683" calcext:value-type="float">
            <text:p>3.940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82165" calcext:value-type="float">
            <text:p>4.0182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0848" calcext:value-type="float">
            <text:p>4.209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51635" calcext:value-type="float">
            <text:p>3.9751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612" calcext:value-type="float">
            <text:p>4.1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80575" calcext:value-type="float">
            <text:p>3.77980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263257142857" calcext:value-type="float">
            <text:p>3.97263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95225" calcext:value-type="float">
            <text:p>4.18995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42529032258" calcext:value-type="float">
            <text:p>4.8284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68128" calcext:value-type="float">
            <text:p>4.82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46090322581" calcext:value-type="float">
            <text:p>4.6094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350348387097" calcext:value-type="float">
            <text:p>4.7535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83705" calcext:value-type="float">
            <text:p>4.48837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881883870968" calcext:value-type="float">
            <text:p>4.6588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806658064516" calcext:value-type="float">
            <text:p>4.90806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45805" calcext:value-type="float">
            <text:p>4.64458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92232258065" calcext:value-type="float">
            <text:p>4.3069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14167741936" calcext:value-type="float">
            <text:p>4.20614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02234482759" calcext:value-type="float">
            <text:p>4.1070223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604575" calcext:value-type="float">
            <text:p>4.17604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21909677419" calcext:value-type="float">
            <text:p>4.26021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30088" calcext:value-type="float">
            <text:p>4.36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8338" calcext:value-type="float">
            <text:p>4.228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847225806452" calcext:value-type="float">
            <text:p>4.36847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76825806452" calcext:value-type="float">
            <text:p>4.45076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40655483871" calcext:value-type="float">
            <text:p>4.06406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2224" calcext:value-type="float">
            <text:p>4.3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78315" calcext:value-type="float">
            <text:p>4.7478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4608" calcext:value-type="float">
            <text:p>4.55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618628571429" calcext:value-type="float">
            <text:p>4.7561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0966" calcext:value-type="float">
            <text:p>4.680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35225806452" calcext:value-type="float">
            <text:p>4.551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62993548387" calcext:value-type="float">
            <text:p>4.51162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6835" calcext:value-type="float">
            <text:p>4.3256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678941935484" calcext:value-type="float">
            <text:p>4.2267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883612903226" calcext:value-type="float">
            <text:p>4.69883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17224" calcext:value-type="float">
            <text:p>4.94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89616" calcext:value-type="float">
            <text:p>4.84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46695" calcext:value-type="float">
            <text:p>4.5946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97576" calcext:value-type="float">
            <text:p>4.35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612975" calcext:value-type="float">
            <text:p>4.0861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1856" calcext:value-type="float">
            <text:p>4.35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329548387097" calcext:value-type="float">
            <text:p>4.6132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52435" calcext:value-type="float">
            <text:p>4.61524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5032" calcext:value-type="float">
            <text:p>4.686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23095" calcext:value-type="float">
            <text:p>4.7623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4924" calcext:value-type="float">
            <text:p>4.34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665" calcext:value-type="float">
            <text:p>4.177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866322580645" calcext:value-type="float">
            <text:p>4.2986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809032258065" calcext:value-type="float">
            <text:p>4.50809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18529032258" calcext:value-type="float">
            <text:p>4.05118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846709677419" calcext:value-type="float">
            <text:p>3.95846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3235862069" calcext:value-type="float">
            <text:p>4.047323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639675" calcext:value-type="float">
            <text:p>3.93639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22784516129" calcext:value-type="float">
            <text:p>4.02227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80424" calcext:value-type="float">
            <text:p>4.70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524475" calcext:value-type="float">
            <text:p>4.62524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18606451613" calcext:value-type="float">
            <text:p>4.30318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327251612903" calcext:value-type="float">
            <text:p>4.50327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02265" calcext:value-type="float">
            <text:p>4.8602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696" calcext:value-type="float">
            <text:p>4.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219" calcext:value-type="float">
            <text:p>4.800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6408" calcext:value-type="float">
            <text:p>4.46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3657" calcext:value-type="float">
            <text:p>4.113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44485714286" calcext:value-type="float">
            <text:p>3.83144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063587096774" calcext:value-type="float">
            <text:p>4.03063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06125" calcext:value-type="float">
            <text:p>3.91906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77288" calcext:value-type="float">
            <text:p>4.027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979425" calcext:value-type="float">
            <text:p>4.4497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9256" calcext:value-type="float">
            <text:p>3.925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416980645161" calcext:value-type="float">
            <text:p>3.96416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8724" calcext:value-type="float">
            <text:p>4.26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12912" calcext:value-type="float">
            <text:p>4.64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439375" calcext:value-type="float">
            <text:p>4.67439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778941935484" calcext:value-type="float">
            <text:p>4.60778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647175" calcext:value-type="float">
            <text:p>4.53647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794" calcext:value-type="float">
            <text:p>4.447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61675" calcext:value-type="float">
            <text:p>4.55361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33367741936" calcext:value-type="float">
            <text:p>4.5993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2236" calcext:value-type="float">
            <text:p>4.68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126675" calcext:value-type="float">
            <text:p>4.80126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8792" calcext:value-type="float">
            <text:p>4.392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806787096774" calcext:value-type="float">
            <text:p>4.05806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0213" calcext:value-type="float">
            <text:p>3.9902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17288" calcext:value-type="float">
            <text:p>4.28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64425" calcext:value-type="float">
            <text:p>4.39264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04216" calcext:value-type="float">
            <text:p>3.8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765125" calcext:value-type="float">
            <text:p>4.067651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876468965517" calcext:value-type="float">
            <text:p>4.068764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626322580645" calcext:value-type="float">
            <text:p>4.14626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793470967742" calcext:value-type="float">
            <text:p>4.14793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890580645161" calcext:value-type="float">
            <text:p>4.51890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060051612903" calcext:value-type="float">
            <text:p>4.46060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521625806452" calcext:value-type="float">
            <text:p>4.2252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29935483871" calcext:value-type="float">
            <text:p>4.34929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6665" calcext:value-type="float">
            <text:p>4.18966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32072" calcext:value-type="float">
            <text:p>4.22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245" calcext:value-type="float">
            <text:p>4.24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81712" calcext:value-type="float">
            <text:p>3.8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34864516129" calcext:value-type="float">
            <text:p>3.88334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694868965517" calcext:value-type="float">
            <text:p>4.016948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899303225806" calcext:value-type="float">
            <text:p>4.20899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65495" calcext:value-type="float">
            <text:p>4.39654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809625806452" calcext:value-type="float">
            <text:p>4.40809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717677419355" calcext:value-type="float">
            <text:p>4.32717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655251612903" calcext:value-type="float">
            <text:p>4.07655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669" calcext:value-type="float">
            <text:p>3.99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0292" calcext:value-type="float">
            <text:p>3.86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13367741936" calcext:value-type="float">
            <text:p>4.14213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70295" calcext:value-type="float">
            <text:p>4.4270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86941935484" calcext:value-type="float">
            <text:p>4.104869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33675" calcext:value-type="float">
            <text:p>4.21833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984386206897" calcext:value-type="float">
            <text:p>4.189843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730275" calcext:value-type="float">
            <text:p>4.32730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0075" calcext:value-type="float">
            <text:p>4.73040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017780645161" calcext:value-type="float">
            <text:p>4.79017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640180645161" calcext:value-type="float">
            <text:p>4.296401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081325" calcext:value-type="float">
            <text:p>4.2208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6646" calcext:value-type="float">
            <text:p>4.406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97976" calcext:value-type="float">
            <text:p>4.679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73515" calcext:value-type="float">
            <text:p>4.7173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45912" calcext:value-type="float">
            <text:p>4.374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60541935484" calcext:value-type="float">
            <text:p>4.2786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669075862069" calcext:value-type="float">
            <text:p>4.18669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02606451613" calcext:value-type="float">
            <text:p>4.5470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32025" calcext:value-type="float">
            <text:p>4.46732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672541935484" calcext:value-type="float">
            <text:p>4.47672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812490322581" calcext:value-type="float">
            <text:p>4.58812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2608" calcext:value-type="float">
            <text:p>4.474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680670967742" calcext:value-type="float">
            <text:p>4.2668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58296774194" calcext:value-type="float">
            <text:p>4.20958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5608" calcext:value-type="float">
            <text:p>4.33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01625" calcext:value-type="float">
            <text:p>4.32101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1744" calcext:value-type="float">
            <text:p>3.98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34515" calcext:value-type="float">
            <text:p>3.9934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02124137931" calcext:value-type="float">
            <text:p>4.177021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009187096774" calcext:value-type="float">
            <text:p>4.2500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730025" calcext:value-type="float">
            <text:p>4.30730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86016" calcext:value-type="float">
            <text:p>4.50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02606451613" calcext:value-type="float">
            <text:p>4.1660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73393548387" calcext:value-type="float">
            <text:p>4.2007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16438709677" calcext:value-type="float">
            <text:p>4.1051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6245" calcext:value-type="float">
            <text:p>4.2462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8336" calcext:value-type="float">
            <text:p>4.459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94812903226" calcext:value-type="float">
            <text:p>4.07094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3792" calcext:value-type="float">
            <text:p>4.202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450477419355" calcext:value-type="float">
            <text:p>4.2845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968857142857" calcext:value-type="float">
            <text:p>4.0396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752412903226" calcext:value-type="float">
            <text:p>4.107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23432258065" calcext:value-type="float">
            <text:p>4.51723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78288" calcext:value-type="float">
            <text:p>4.82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24296" calcext:value-type="float">
            <text:p>4.40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55096774193" calcext:value-type="float">
            <text:p>3.953550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905651612903" calcext:value-type="float">
            <text:p>4.29905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621083870968" calcext:value-type="float">
            <text:p>4.3662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52032" calcext:value-type="float">
            <text:p>4.44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886606451613" calcext:value-type="float">
            <text:p>4.0288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129685714286" calcext:value-type="float">
            <text:p>4.1712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481135483871" calcext:value-type="float">
            <text:p>4.25481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462012903226" calcext:value-type="float">
            <text:p>4.49462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2912" calcext:value-type="float">
            <text:p>4.76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49729032258" calcext:value-type="float">
            <text:p>4.6424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0532" calcext:value-type="float">
            <text:p>4.51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759251612903" calcext:value-type="float">
            <text:p>4.777592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008490322581" calcext:value-type="float">
            <text:p>5.030084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31856" calcext:value-type="float">
            <text:p>4.86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98488" calcext:value-type="float">
            <text:p>4.47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038709677419" calcext:value-type="float">
            <text:p>4.08038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838742857143" calcext:value-type="float">
            <text:p>4.18838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21367741936" calcext:value-type="float">
            <text:p>4.0202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813161290323" calcext:value-type="float">
            <text:p>3.9781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72536" calcext:value-type="float">
            <text:p>4.137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70735483871" calcext:value-type="float">
            <text:p>4.18470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49824" calcext:value-type="float">
            <text:p>4.35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61625806452" calcext:value-type="float">
            <text:p>4.37761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964670967742" calcext:value-type="float">
            <text:p>4.12964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21152" calcext:value-type="float">
            <text:p>4.12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5592" calcext:value-type="float">
            <text:p>4.35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51272" calcext:value-type="float">
            <text:p>4.34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750658064516" calcext:value-type="float">
            <text:p>4.23750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695944827586" calcext:value-type="float">
            <text:p>4.286959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973341935484" calcext:value-type="float">
            <text:p>4.159733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112077419355" calcext:value-type="float">
            <text:p>4.64112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2688" calcext:value-type="float">
            <text:p>4.53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890038709677" calcext:value-type="float">
            <text:p>4.278900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7548" calcext:value-type="float">
            <text:p>4.25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8176" calcext:value-type="float">
            <text:p>3.94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996" calcext:value-type="float">
            <text:p>3.90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792" calcext:value-type="float">
            <text:p>4.3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4132" calcext:value-type="float">
            <text:p>4.10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702" calcext:value-type="float">
            <text:p>4.09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8064" calcext:value-type="float">
            <text:p>4.0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2188" calcext:value-type="float">
            <text:p>4.55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2044" calcext:value-type="float">
            <text:p>4.16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6808" calcext:value-type="float">
            <text:p>4.6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336" calcext:value-type="float">
            <text:p>4.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212" calcext:value-type="float">
            <text:p>4.2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372" calcext:value-type="float">
            <text:p>4.373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02" calcext:value-type="float">
            <text:p>4.22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908" calcext:value-type="float">
            <text:p>4.34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82256" calcext:value-type="float">
            <text:p>4.54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6364" calcext:value-type="float">
            <text:p>4.4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6756" calcext:value-type="float">
            <text:p>4.01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6804" calcext:value-type="float">
            <text:p>4.14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0596" calcext:value-type="float">
            <text:p>4.26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222" calcext:value-type="float">
            <text:p>3.79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2184" calcext:value-type="float">
            <text:p>4.0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0764" calcext:value-type="float">
            <text:p>4.08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756" calcext:value-type="float">
            <text:p>4.27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8076" calcext:value-type="float">
            <text:p>4.41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8228" calcext:value-type="float">
            <text:p>4.61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2668" calcext:value-type="float">
            <text:p>4.58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636" calcext:value-type="float">
            <text:p>4.45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3044" calcext:value-type="float">
            <text:p>4.54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3364" calcext:value-type="float">
            <text:p>4.563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006" calcext:value-type="float">
            <text:p>4.29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74" calcext:value-type="float">
            <text:p>4.14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5368" calcext:value-type="float">
            <text:p>4.5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8596" calcext:value-type="float">
            <text:p>4.76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844" calcext:value-type="float">
            <text:p>4.59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8716" calcext:value-type="float">
            <text:p>4.45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4576" calcext:value-type="float">
            <text:p>4.3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9592" calcext:value-type="float">
            <text:p>4.6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8936" calcext:value-type="float">
            <text:p>4.9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796" calcext:value-type="float">
            <text:p>4.59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812" calcext:value-type="float">
            <text:p>4.33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6504" calcext:value-type="float">
            <text:p>4.2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996" calcext:value-type="float">
            <text:p>4.28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7256" calcext:value-type="float">
            <text:p>4.2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6568" calcext:value-type="float">
            <text:p>4.03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8104" calcext:value-type="float">
            <text:p>4.3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796" calcext:value-type="float">
            <text:p>4.4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1304" calcext:value-type="float">
            <text:p>4.5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004" calcext:value-type="float">
            <text:p>4.096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7076" calcext:value-type="float">
            <text:p>4.03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4612" calcext:value-type="float">
            <text:p>4.13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2196" calcext:value-type="float">
            <text:p>4.36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336" calcext:value-type="float">
            <text:p>4.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748" calcext:value-type="float">
            <text:p>4.20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5524" calcext:value-type="float">
            <text:p>4.065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874" calcext:value-type="float">
            <text:p>3.88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7436" calcext:value-type="float">
            <text:p>4.37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5076" calcext:value-type="float">
            <text:p>4.545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4304" calcext:value-type="float">
            <text:p>4.4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324" calcext:value-type="float">
            <text:p>4.37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0764" calcext:value-type="float">
            <text:p>4.080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46" calcext:value-type="float">
            <text:p>4.31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7088" calcext:value-type="float">
            <text:p>4.3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124" calcext:value-type="float">
            <text:p>4.29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252" calcext:value-type="float">
            <text:p>4.42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3428" calcext:value-type="float">
            <text:p>4.31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072" calcext:value-type="float">
            <text:p>4.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04688" calcext:value-type="float">
            <text:p>4.3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03392" calcext:value-type="float">
            <text:p>4.39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5912" calcext:value-type="float">
            <text:p>4.37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9684" calcext:value-type="float">
            <text:p>4.32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052" calcext:value-type="float">
            <text:p>4.48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576" calcext:value-type="float">
            <text:p>3.9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0256" calcext:value-type="float">
            <text:p>4.0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6336" calcext:value-type="float">
            <text:p>4.4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7128" calcext:value-type="float">
            <text:p>4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598" calcext:value-type="float">
            <text:p>4.66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3796" calcext:value-type="float">
            <text:p>4.4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7284" calcext:value-type="float">
            <text:p>4.17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007400842930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9456" calcext:value-type="float">
            <text:p>4.21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62" meta:object-count="0"/>
    <meta:user-defined meta:name="AppVersion">3.0</meta:user-defined>
  </office:meta>
</office:document-meta>
</file>